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C901F62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3.8929in" draw:z-index="0"><draw:image xlink:href="Pictures/100000000000055600000300C901F62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lison Fischer</meta:initial-creator>
    <meta:creation-date>2020-07-09T20:40:17.54</meta:creation-date>
    <meta:document-statistic meta:table-count="0" meta:image-count="1" meta:object-count="0" meta:page-count="1" meta:paragraph-count="0" meta:word-count="0" meta:character-count="0"/>
    <dc:date>2020-07-09T20:43:58.32</dc:date>
    <dc:creator>Allison Fischer</dc:creator>
    <meta:editing-duration>PT3M42S</meta:editing-duration>
    <meta:editing-cycles>1</meta:editing-cycles>
    <meta:generator>OpenOffice/4.1.7$Win32 OpenOffice.org_project/417m1$Build-9800</meta:generator>
  </office:meta>
</office:document-meta>
</file>